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ymbol" svg:font-family="Symbol"/>
    <style:font-face style:name="Verdana" svg:font-family="Verdana"/>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use-window-font-color="true" style:font-name="Verdana" fo:font-size="16pt" fo:font-weight="bold" fo:background-color="transparent" style:font-name-asian="Verdana" style:font-weight-asian="bold" style:font-name-complex="Verdana" style:font-weight-complex="bold"/>
    </style:style>
    <style:style style:name="P2" style:family="paragraph" style:parent-style-name="Standard">
      <style:paragraph-properties fo:line-height="100%" fo:text-align="start" style:justify-single-word="false"/>
      <style:text-properties style:use-window-font-color="true" style:font-name="Verdana" fo:font-size="10pt" fo:font-weight="normal" fo:background-color="transparent" style:font-name-asian="Verdana" style:font-name-complex="Verdana"/>
    </style:style>
    <style:style style:name="P3" style:family="paragraph" style:parent-style-name="Standard" style:list-style-name="L15">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4" style:family="paragraph" style:parent-style-name="Standard" style:list-style-name="L16">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5" style:family="paragraph" style:parent-style-name="Standard" style:list-style-name="L17">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6" style:family="paragraph" style:parent-style-name="Standard" style:list-style-name="L18">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7" style:family="paragraph" style:parent-style-name="Standard" style:list-style-name="L19">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8" style:family="paragraph" style:parent-style-name="Standard" style:list-style-name="L20">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9" style:family="paragraph" style:parent-style-name="Standard" style:list-style-name="L21">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10" style:family="paragraph" style:parent-style-name="Standard" style:list-style-name="L22">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11" style:family="paragraph" style:parent-style-name="Standard" style:list-style-name="L23">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12" style:family="paragraph" style:parent-style-name="Standard" style:list-style-name="L42">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13" style:family="paragraph" style:parent-style-name="Standard" style:list-style-name="L43">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14" style:family="paragraph" style:parent-style-name="Standard" style:list-style-name="L44">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15" style:family="paragraph" style:parent-style-name="Standard" style:list-style-name="L45">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16" style:family="paragraph" style:parent-style-name="Standard" style:list-style-name="L46">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17" style:family="paragraph" style:parent-style-name="Standard" style:list-style-name="L47">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18" style:family="paragraph" style:parent-style-name="Standard" style:list-style-name="L48">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19" style:family="paragraph" style:parent-style-name="Standard" style:list-style-name="L49">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20" style:family="paragraph" style:parent-style-name="Standard" style:list-style-name="L50">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21" style:family="paragraph" style:parent-style-name="Standard" style:list-style-name="L51">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22" style:family="paragraph" style:parent-style-name="Standard" style:list-style-name="L52">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23" style:family="paragraph" style:parent-style-name="Standard" style:list-style-name="L53">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24" style:family="paragraph" style:parent-style-name="Standard" style:list-style-name="L54">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25" style:family="paragraph" style:parent-style-name="Standard" style:list-style-name="L55">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26" style:family="paragraph" style:parent-style-name="Standard" style:list-style-name="L56">
      <style:paragraph-properties fo:line-height="100%" fo:text-align="start" style:justify-single-word="false">
        <style:tab-stops>
          <style:tab-stop style:position="10.386cm"/>
        </style:tab-stops>
      </style:paragraph-properties>
      <style:text-properties style:use-window-font-color="true" style:font-name="Verdana" fo:font-size="10pt" fo:font-weight="normal" fo:background-color="transparent" style:font-name-asian="Verdana" style:font-name-complex="Verdana"/>
    </style:style>
    <style:style style:name="P27" style:family="paragraph" style:parent-style-name="Standard">
      <style:paragraph-properties fo:line-height="100%" fo:text-align="start" style:justify-single-word="false">
        <style:tab-stops>
          <style:tab-stop style:position="11.021cm"/>
        </style:tab-stops>
      </style:paragraph-properties>
      <style:text-properties style:use-window-font-color="true" style:font-name="Verdana" fo:font-size="10pt" fo:font-weight="normal" fo:background-color="transparent" style:font-name-asian="Verdana" style:font-name-complex="Verdana"/>
    </style:style>
    <style:style style:name="P28" style:family="paragraph" style:parent-style-name="Standard" style:list-style-name="L33">
      <style:paragraph-properties fo:line-height="100%" fo:text-align="start" style:justify-single-word="false"/>
      <style:text-properties style:use-window-font-color="true" style:font-name="Verdana" fo:font-size="10pt" fo:font-weight="normal" fo:background-color="transparent" style:font-name-asian="Verdana" style:font-name-complex="Verdana"/>
    </style:style>
    <style:style style:name="P29" style:family="paragraph" style:parent-style-name="Standard" style:list-style-name="L34">
      <style:paragraph-properties fo:line-height="100%" fo:text-align="start" style:justify-single-word="false"/>
      <style:text-properties style:use-window-font-color="true" style:font-name="Verdana" fo:font-size="10pt" fo:font-weight="normal" fo:background-color="transparent" style:font-name-asian="Verdana" style:font-name-complex="Verdana"/>
    </style:style>
    <style:style style:name="P30" style:family="paragraph" style:parent-style-name="Standard" style:list-style-name="L35">
      <style:paragraph-properties fo:line-height="100%" fo:text-align="start" style:justify-single-word="false"/>
      <style:text-properties style:use-window-font-color="true" style:font-name="Verdana" fo:font-size="10pt" fo:font-weight="normal" fo:background-color="transparent" style:font-name-asian="Verdana" style:font-name-complex="Verdana"/>
    </style:style>
    <style:style style:name="P31" style:family="paragraph" style:parent-style-name="Standard" style:list-style-name="L36">
      <style:paragraph-properties fo:line-height="100%" fo:text-align="start" style:justify-single-word="false"/>
      <style:text-properties style:use-window-font-color="true" style:font-name="Verdana" fo:font-size="10pt" fo:font-weight="normal" fo:background-color="transparent" style:font-name-asian="Verdana" style:font-name-complex="Verdana"/>
    </style:style>
    <style:style style:name="P32" style:family="paragraph" style:parent-style-name="Standard" style:list-style-name="L37">
      <style:paragraph-properties fo:line-height="100%" fo:text-align="start" style:justify-single-word="false"/>
      <style:text-properties style:use-window-font-color="true" style:font-name="Verdana" fo:font-size="10pt" fo:font-weight="normal" fo:background-color="transparent" style:font-name-asian="Verdana" style:font-name-complex="Verdana"/>
    </style:style>
    <style:style style:name="P33" style:family="paragraph" style:parent-style-name="Standard" style:list-style-name="L38">
      <style:paragraph-properties fo:line-height="100%" fo:text-align="start" style:justify-single-word="false"/>
      <style:text-properties style:use-window-font-color="true" style:font-name="Verdana" fo:font-size="10pt" fo:font-weight="normal" fo:background-color="transparent" style:font-name-asian="Verdana" style:font-name-complex="Verdana"/>
    </style:style>
    <style:style style:name="P34" style:family="paragraph" style:parent-style-name="Standard" style:list-style-name="L39">
      <style:paragraph-properties fo:line-height="100%" fo:text-align="start" style:justify-single-word="false"/>
      <style:text-properties style:use-window-font-color="true" style:font-name="Verdana" fo:font-size="10pt" fo:font-weight="normal" fo:background-color="transparent" style:font-name-asian="Verdana" style:font-name-complex="Verdana"/>
    </style:style>
    <style:style style:name="P35" style:family="paragraph" style:parent-style-name="Standard" style:list-style-name="L40">
      <style:paragraph-properties fo:line-height="100%" fo:text-align="start" style:justify-single-word="false"/>
      <style:text-properties style:use-window-font-color="true" style:font-name="Verdana" fo:font-size="10pt" fo:font-weight="normal" fo:background-color="transparent" style:font-name-asian="Verdana" style:font-name-complex="Verdana"/>
    </style:style>
    <style:style style:name="P36" style:family="paragraph" style:parent-style-name="Standard" style:list-style-name="L41">
      <style:paragraph-properties fo:line-height="100%" fo:text-align="start" style:justify-single-word="false"/>
      <style:text-properties style:use-window-font-color="true" style:font-name="Verdana" fo:font-size="10pt" fo:font-weight="normal" fo:background-color="transparent" style:font-name-asian="Verdana" style:font-name-complex="Verdana"/>
    </style:style>
    <style:style style:name="P37" style:family="paragraph" style:parent-style-name="Standard" style:list-style-name="L42">
      <style:paragraph-properties fo:line-height="100%" fo:text-align="start" style:justify-single-word="false"/>
      <style:text-properties style:use-window-font-color="true" style:font-name="Verdana" fo:font-size="10pt" fo:font-weight="normal" fo:background-color="transparent" style:font-name-asian="Verdana" style:font-name-complex="Verdana"/>
    </style:style>
    <style:style style:name="P38" style:family="paragraph" style:parent-style-name="Standard">
      <style:paragraph-properties fo:line-height="100%" fo:text-align="start" style:justify-single-word="false"/>
      <style:text-properties style:use-window-font-color="true" style:font-name="Verdana" fo:font-size="10pt" fo:font-weight="normal" fo:background-color="transparent" style:font-name-asian="Verdana" style:font-weight-asian="normal" style:font-name-complex="Verdana" style:font-weight-complex="normal"/>
    </style:style>
    <style:style style:name="P39" style:family="paragraph" style:parent-style-name="Standard">
      <style:paragraph-properties fo:line-height="100%" fo:text-align="start" style:justify-single-word="false">
        <style:tab-stops>
          <style:tab-stop style:position="11.021cm"/>
        </style:tab-stops>
      </style:paragraph-properties>
      <style:text-properties style:use-window-font-color="true" style:font-name="Verdana" fo:font-size="10pt" fo:font-weight="normal" fo:background-color="transparent" style:font-name-asian="Verdana" style:font-weight-asian="normal" style:font-name-complex="Verdana" style:font-weight-complex="normal"/>
    </style:style>
    <style:style style:name="P40" style:family="paragraph" style:parent-style-name="Standard">
      <style:paragraph-properties fo:line-height="100%" fo:text-align="start" style:justify-single-word="false"/>
      <style:text-properties style:use-window-font-color="true" style:font-name="Verdana" fo:font-size="10pt" fo:font-weight="bold" fo:background-color="transparent" style:font-name-asian="Verdana" style:font-name-complex="Verdana"/>
    </style:style>
    <style:style style:name="P41" style:family="paragraph" style:parent-style-name="Standard">
      <style:paragraph-properties fo:line-height="100%" fo:text-align="start" style:justify-single-word="false">
        <style:tab-stops>
          <style:tab-stop style:position="11.021cm"/>
        </style:tab-stops>
      </style:paragraph-properties>
      <style:text-properties style:use-window-font-color="true" style:font-name="Verdana" fo:font-size="10pt" fo:font-weight="bold" fo:background-color="transparent" style:font-name-asian="Verdana" style:font-name-complex="Verdana"/>
    </style:style>
    <style:style style:name="P42" style:family="paragraph" style:parent-style-name="Standard">
      <style:paragraph-properties fo:line-height="100%" fo:text-align="center" style:justify-single-word="false">
        <style:tab-stops>
          <style:tab-stop style:position="11.021cm"/>
        </style:tab-stops>
      </style:paragraph-properties>
      <style:text-properties style:use-window-font-color="true" style:font-name="Verdana" fo:font-size="10pt" fo:font-weight="bold" fo:background-color="transparent" style:font-name-asian="Verdana" style:font-name-complex="Verdana"/>
    </style:style>
    <style:style style:name="P43" style:family="paragraph" style:parent-style-name="Standard">
      <style:paragraph-properties fo:line-height="100%" fo:text-align="start" style:justify-single-word="false"/>
      <style:text-properties style:use-window-font-color="true" style:font-name="Verdana" fo:font-size="12pt" fo:font-weight="bold" fo:background-color="transparent" style:font-name-asian="Verdana" style:font-size-asian="12pt" style:font-name-complex="Verdana" style:font-size-complex="12pt"/>
    </style:style>
    <style:style style:name="P44" style:family="paragraph" style:parent-style-name="Standard">
      <style:paragraph-properties fo:line-height="100%" fo:text-align="start" style:justify-single-word="false">
        <style:tab-stops>
          <style:tab-stop style:position="11.021cm"/>
        </style:tab-stops>
      </style:paragraph-properties>
      <style:text-properties style:use-window-font-color="true" style:font-name="Verdana" fo:font-size="12pt" fo:font-weight="bold" fo:background-color="transparent" style:font-name-asian="Verdana" style:font-size-asian="12pt" style:font-name-complex="Verdana" style:font-size-complex="12pt"/>
    </style:style>
    <style:style style:name="P45" style:family="paragraph" style:parent-style-name="Standard">
      <style:paragraph-properties fo:line-height="100%" fo:text-align="start" style:justify-single-word="false">
        <style:tab-stops>
          <style:tab-stop style:position="11.021cm"/>
        </style:tab-stops>
      </style:paragraph-properties>
      <style:text-properties style:use-window-font-color="true" style:font-name="Verdana" fo:font-size="12pt" fo:font-weight="bold" fo:background-color="transparent" style:font-name-asian="Verdana" style:font-size-asian="12pt" style:font-weight-asian="bold" style:font-name-complex="Verdana" style:font-size-complex="12pt" style:font-weight-complex="bold"/>
    </style:style>
    <style:style style:name="P46" style:family="paragraph" style:parent-style-name="Standard">
      <style:paragraph-properties fo:margin-left="0.635cm" fo:margin-right="0cm" fo:line-height="100%" fo:text-align="start" style:justify-single-word="false" fo:text-indent="0cm" style:auto-text-indent="false"/>
      <style:text-properties style:use-window-font-color="true" style:font-name="Verdana" fo:font-size="10pt" fo:font-weight="normal" fo:background-color="transparent" style:font-name-asian="Verdana" style:font-name-complex="Verdana"/>
    </style:style>
    <style:style style:name="T1" style:family="text">
      <style:text-properties style:use-window-font-color="true" style:font-name="Verdana" fo:font-size="10pt" fo:font-weight="normal" fo:background-color="transparent" style:font-name-asian="Verdana" style:font-name-complex="Verdana"/>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maskin User Guide</text:p>
      <text:p text:style-name="P2"/>
      <text:p text:style-name="P40">The Blog</text:p>
      <text:p text:style-name="P2">The blog is controlled via the 'Posts' menu.</text:p>
      <text:p text:style-name="P2"/>
      <text:p text:style-name="P2">Add a post:</text:p>
      <text:list xml:id="list30403729" text:style-name="L33">
        <text:list-item>
          <text:p text:style-name="P28">Click add new and enter the title and the content.</text:p>
        </text:list-item>
        <text:list-item>
          <text:p text:style-name="P28">To add an image click on the Featured Image link. This allows you to select a file from your computer. </text:p>
        </text:list-item>
        <text:list-item>
          <text:p text:style-name="P28">Once the image is uploaded click the link that says 'use a featured image'.</text:p>
        </text:list-item>
        <text:list-item>
          <text:p text:style-name="P28">You can select a category or more than one category for your post. This allows users to find a post relating to there chosen area faster.</text:p>
        </text:list-item>
      </text:list>
      <text:p text:style-name="P2"/>
      <text:p text:style-name="P2">Add new category</text:p>
      <text:list xml:id="list30408828" text:style-name="L34">
        <text:list-item>
          <text:p text:style-name="P29">Under the posts menu there is a sub menu called 'Categories'</text:p>
        </text:list-item>
        <text:list-item>
          <text:p text:style-name="P29">Add a name in here and click Add new category</text:p>
        </text:list-item>
      </text:list>
      <text:p text:style-name="P2"/>
      <text:p text:style-name="P2">Re-Order Posts</text:p>
      <text:list xml:id="list30422578" text:style-name="L35">
        <text:list-item>
          <text:p text:style-name="P30">Click on posts &gt; Re-Order</text:p>
        </text:list-item>
        <text:list-item>
          <text:p text:style-name="P30">You can drag and drop the post order here</text:p>
        </text:list-item>
      </text:list>
      <text:p text:style-name="P2"/>
      <text:p text:style-name="P43">Pages</text:p>
      <text:p text:style-name="P2"/>
      <text:p text:style-name="P2">Add new page</text:p>
      <text:p text:style-name="P2"/>
      <text:list xml:id="list30407110" text:style-name="L36">
        <text:list-item>
          <text:p text:style-name="P31">Click on Pages</text:p>
        </text:list-item>
        <text:list-item>
          <text:p text:style-name="P31">Click add new page</text:p>
        </text:list-item>
        <text:list-item>
          <text:p text:style-name="P31">Enter a title and the main content in the box below</text:p>
        </text:list-item>
        <text:list-item>
          <text:p text:style-name="P31">The subheading box allows you to add content to the second coloured stip e.g. subheading</text:p>
        </text:list-item>
        <text:list-item>
          <text:p text:style-name="P31">You can choose if you want a blue box at the bottom of the page to link to either the Glallery or the Treatments page. Simply select one box even if the box is NO blue box.</text:p>
        </text:list-item>
        <text:list-item>
          <text:p text:style-name="P31">Click the blue Publish button in the top right</text:p>
        </text:list-item>
      </text:list>
      <text:p text:style-name="P2"/>
      <text:p text:style-name="P2">Delete a page</text:p>
      <text:list xml:id="list30402854" text:style-name="L37">
        <text:list-item>
          <text:p text:style-name="P32">Click on pages</text:p>
        </text:list-item>
        <text:list-item>
          <text:p text:style-name="P32">Tick the box next to the page you no longer need and click Trash</text:p>
        </text:list-item>
        <text:list-item>
          <text:p text:style-name="P32">You can restore this page if needed by clicking on the Trash link at the top of the page.</text:p>
        </text:list-item>
      </text:list>
      <text:p text:style-name="P2"/>
      <text:p text:style-name="P2">Edit pages</text:p>
      <text:list xml:id="list30420716" text:style-name="L38">
        <text:list-item>
          <text:p text:style-name="P33">Click on pages</text:p>
        </text:list-item>
        <text:list-item>
          <text:p text:style-name="P33">Click on the page to edit</text:p>
        </text:list-item>
        <text:list-item>
          <text:p text:style-name="P33">You can edit all the content in here and remember to click the blue Update button top right.</text:p>
        </text:list-item>
      </text:list>
      <text:p text:style-name="P2"/>
      <text:p text:style-name="P38">The menu (site navigation)</text:p>
      <text:p text:style-name="P2">The pages will not appear in the site until you have added them to the menu. It has been done this way to give maximum control over the navigation and order.</text:p>
      <text:p text:style-name="P2"/>
      <text:p text:style-name="P2">Three menus are setup in here:-</text:p>
      <text:p text:style-name="P2"/>
      <text:p text:style-name="P2">1 – main-menu – The main navigation for the site</text:p>
      <text:p text:style-name="P2">2 – treatment-list – The box on the home page 'For information on other treatments click here'</text:p>
      <text:p text:style-name="P2">3- footer – The menu in the footer of the page included Legal</text:p>
      <text:p text:style-name="P2"/>
      <text:p text:style-name="P2"/>
      <text:p text:style-name="P2"/>
      <text:p text:style-name="P2"/>
      <text:p text:style-name="P38"><text:soft-page-break/>Add item to main menu</text:p>
      <text:list xml:id="list30410101" text:style-name="L39">
        <text:list-item>
          <text:p text:style-name="P34">Click on Appearance &gt; Menus</text:p>
        </text:list-item>
        <text:list-item>
          <text:p text:style-name="P34">Select the menu you want to edit by clicking on the tab</text:p>
        </text:list-item>
        <text:list-item>
          <text:p text:style-name="P34">From the Pages box to the left tick the checkbox next to the page you want to add</text:p>
        </text:list-item>
        <text:list-item>
          <text:p text:style-name="P34">Clcik Add to Menu button</text:p>
        </text:list-item>
        <text:list-item>
          <text:p text:style-name="P34">You can drag and drop the pages to order them</text:p>
        </text:list-item>
        <text:list-item>
          <text:p text:style-name="P34">To create a sub page simply drag the page one block to the right under it's parent. e.g. in the main menu you can see the treatment pages are indented under the treatments parent page</text:p>
        </text:list-item>
      </text:list>
      <text:p text:style-name="P2"/>
      <text:p text:style-name="P2">Delete pages from a menu</text:p>
      <text:list xml:id="list30410142" text:style-name="L40">
        <text:list-item>
          <text:p text:style-name="P35">Click on the arrow on the page you want to delete</text:p>
        </text:list-item>
        <text:list-item>
          <text:p text:style-name="P35">Click the remove button</text:p>
        </text:list-item>
      </text:list>
      <text:p text:style-name="P46"/>
      <text:p text:style-name="P2">Re-name a menu item for the purposes of navigation</text:p>
      <text:list xml:id="list30411106" text:style-name="L41">
        <text:list-item>
          <text:p text:style-name="P36">Click on the arrow on the page you want to rename</text:p>
        </text:list-item>
        <text:list-item>
          <text:p text:style-name="P36">Enter the new name in the navigation label field</text:p>
        </text:list-item>
      </text:list>
      <text:p text:style-name="P2"/>
      <text:p text:style-name="P38">Home page featured images</text:p>
      <text:p text:style-name="P2">The home page slideshow is controlled by the features menu. The images here need to be a min width of 950px and a min height of 300px.</text:p>
      <text:p text:style-name="P2"/>
      <text:list xml:id="list30420352" text:style-name="L42">
        <text:list-item>
          <text:p text:style-name="P37">Click on the Features menu</text:p>
        </text:list-item>
        <text:list-item>
          <text:p text:style-name="P37">Click Add New Feature</text:p>
        </text:list-item>
        <text:list-item>
          <text:p text:style-name="P37">Enter a title for your referance</text:p>
        </text:list-item>
        <text:list-item>
          <text:p text:style-name="P37">Click Set featured image and upload an image</text:p>
        </text:list-item>
        <text:list-item>
          <text:p text:style-name="P37">Once the image is uploaded click Use as featured image</text:p>
        </text:list-item>
        <text:list-item>
          <text:p text:style-name="P12">Click the blue Publish button</text:p>
        </text:list-item>
      </text:list>
      <text:p text:style-name="P27"/>
      <text:p text:style-name="P27">Edit featured images</text:p>
      <text:list xml:id="list30427236" text:style-name="L43">
        <text:list-item>
          <text:p text:style-name="P13">Click on the Featured menu</text:p>
        </text:list-item>
        <text:list-item>
          <text:p text:style-name="P13">Select the title of the image you want to edit</text:p>
        </text:list-item>
        <text:list-item>
          <text:p text:style-name="P13">Click on the image under Featured Image to the right of the screen</text:p>
        </text:list-item>
        <text:list-item>
          <text:p text:style-name="P13">You can upload a new image here and select Use as featured image</text:p>
        </text:list-item>
      </text:list>
      <text:p text:style-name="P27"/>
      <text:p text:style-name="P27">Re-order images</text:p>
      <text:list xml:id="list30437842" text:style-name="L44">
        <text:list-item>
          <text:p text:style-name="P14">Click on the Featured menu</text:p>
        </text:list-item>
        <text:list-item>
          <text:p text:style-name="P14">Click on the Re-Order sub menu</text:p>
        </text:list-item>
        <text:list-item>
          <text:p text:style-name="P14">Drag and drop the order here and remember the 1st image is the one far left of screen, 2nd image is the central image (main focal point) and the 3rd image is the one to the far right of the screen</text:p>
        </text:list-item>
      </text:list>
      <text:p text:style-name="P27"/>
      <text:p text:style-name="P27">About page - Doctors</text:p>
      <text:list xml:id="list30419157" text:style-name="L45">
        <text:list-item>
          <text:p text:style-name="P15">Click on the Doctors menu</text:p>
        </text:list-item>
        <text:list-item>
          <text:p text:style-name="P15">You can edit all the information for each doctor here</text:p>
        </text:list-item>
        <text:list-item>
          <text:p text:style-name="P15">To add a new image use the featured image area as explained above</text:p>
        </text:list-item>
      </text:list>
      <text:p text:style-name="P27"/>
      <text:p text:style-name="P27">Gallery page</text:p>
      <text:list xml:id="list30420846" text:style-name="L46">
        <text:list-item>
          <text:p text:style-name="P16">Click on the Gallery menu</text:p>
        </text:list-item>
        <text:list-item>
          <text:p text:style-name="P16">Here you will see a list of all the galleries the site contains</text:p>
        </text:list-item>
      </text:list>
      <text:p text:style-name="P27"/>
      <text:p text:style-name="P27">Add a new Gallery</text:p>
      <text:list xml:id="list30437579" text:style-name="L47">
        <text:list-item>
          <text:p text:style-name="P17">Click Add New Gallery</text:p>
        </text:list-item>
        <text:list-item>
          <text:p text:style-name="P17">Enter a title for your Gallery</text:p>
        </text:list-item>
        <text:list-item>
          <text:p text:style-name="P17">You will see a box in her called Add Slideshow</text:p>
        </text:list-item>
        <text:list-item>
          <text:p text:style-name="P17">Yo can click to upload images or drag and drop images from your computer to the box</text:p>
        </text:list-item>
        <text:list-item>
          <text:p text:style-name="P17">Once they have uploaded click save changes</text:p>
        </text:list-item>
        <text:list-item>
          <text:p text:style-name="P17">Click on the Gallery and click show next to the image you want to be the main thumbnal image for the gallery</text:p>
        </text:list-item>
      </text:list>
      <text:list xml:id="list30424355" text:style-name="L15">
        <text:list-item>
          <text:p text:style-name="P3"><text:soft-page-break/>Select Use as featured image</text:p>
        </text:list-item>
      </text:list>
      <text:p text:style-name="P27"/>
      <text:p text:style-name="P27">Re-order images within a Gallery</text:p>
      <text:list xml:id="list30394717" text:style-name="L16">
        <text:list-item>
          <text:p text:style-name="P4">Click in to the gallery you want images re-ordered</text:p>
        </text:list-item>
        <text:list-item>
          <text:p text:style-name="P4">Click on the Gallery tab under the Add Slideshow menu</text:p>
        </text:list-item>
        <text:list-item>
          <text:p text:style-name="P4">You will see a list of images. Simply drag and drop to re-order</text:p>
        </text:list-item>
      </text:list>
      <text:p text:style-name="P27"/>
      <text:p text:style-name="P27">Re-order the Galleries on the page itself</text:p>
      <text:list xml:id="list30416366" text:style-name="L17">
        <text:list-item>
          <text:p text:style-name="P5">Click on the Gallery menu</text:p>
        </text:list-item>
        <text:list-item>
          <text:p text:style-name="P5">Click on the Re-Order sub manu</text:p>
        </text:list-item>
        <text:list-item>
          <text:p text:style-name="P5">Drag and drop the order here</text:p>
        </text:list-item>
        <text:list-item>
          <text:p text:style-name="P5">Click update</text:p>
        </text:list-item>
      </text:list>
      <text:p text:style-name="P27"/>
      <text:p text:style-name="P44">Testimonials</text:p>
      <text:p text:style-name="P41"/>
      <text:p text:style-name="P27">Add new testimonial</text:p>
      <text:list xml:id="list30415413" text:style-name="L18">
        <text:list-item>
          <text:p text:style-name="P6">Click on the Testimonials menu</text:p>
        </text:list-item>
        <text:list-item>
          <text:p text:style-name="P6">Click Add New Testimonial</text:p>
        </text:list-item>
        <text:list-item>
          <text:p text:style-name="P6">Enter the persons Name and Area in the title field</text:p>
        </text:list-item>
        <text:list-item>
          <text:p text:style-name="P6">Enter the testimonial in the content box</text:p>
        </text:list-item>
        <text:list-item>
          <text:p text:style-name="P6">Click on the blue publish button</text:p>
        </text:list-item>
      </text:list>
      <text:p text:style-name="P27"/>
      <text:p text:style-name="P27">Edit testimonial</text:p>
      <text:list xml:id="list30392807" text:style-name="L19">
        <text:list-item>
          <text:p text:style-name="P7">Click on the Testimonail menu</text:p>
        </text:list-item>
        <text:list-item>
          <text:p text:style-name="P7">Click on the persons name you want to edit</text:p>
        </text:list-item>
        <text:list-item>
          <text:p text:style-name="P7">Edit details and click Update</text:p>
        </text:list-item>
      </text:list>
      <text:p text:style-name="P27"/>
      <text:p text:style-name="P44">Areas</text:p>
      <text:p text:style-name="P27">This relates to the find a branch drop down menu at the top of each page. You can create places that link through to other pages or websites.</text:p>
      <text:p text:style-name="P27"/>
      <text:p text:style-name="P27">Add a new branch/location</text:p>
      <text:list xml:id="list30394951" text:style-name="L20">
        <text:list-item>
          <text:p text:style-name="P8">Click on the Areas menu</text:p>
        </text:list-item>
        <text:list-item>
          <text:p text:style-name="P8">Add the name of the branch/location in the title field</text:p>
        </text:list-item>
        <text:list-item>
          <text:p text:style-name="P8">Enter the full URL to the page or the website you want this to link to</text:p>
        </text:list-item>
        <text:list-item>
          <text:p text:style-name="P8">Click on the blue Publish button</text:p>
        </text:list-item>
      </text:list>
      <text:p text:style-name="P27"/>
      <text:p text:style-name="P27">Edit branch/location</text:p>
      <text:list xml:id="list30402129" text:style-name="L21">
        <text:list-item>
          <text:p text:style-name="P9">Click on the Areas menu</text:p>
        </text:list-item>
        <text:list-item>
          <text:p text:style-name="P9">Click on the area and edit and edit the details and click Update</text:p>
        </text:list-item>
      </text:list>
      <text:p text:style-name="P27"/>
      <text:p text:style-name="P27">Delete Area</text:p>
      <text:list xml:id="list30404880" text:style-name="L22">
        <text:list-item>
          <text:p text:style-name="P10">Click on the Areas menu</text:p>
        </text:list-item>
        <text:list-item>
          <text:p text:style-name="P10">Tick the checkbox next to the area you no longer need</text:p>
        </text:list-item>
        <text:list-item>
          <text:p text:style-name="P10">Click on Trash</text:p>
        </text:list-item>
      </text:list>
      <text:p text:style-name="P27"/>
      <text:p text:style-name="P44">AtoZ</text:p>
      <text:p text:style-name="P27">This creates the AtoZ list and works by assigning a page to a category. The category is a letter (A - Z). </text:p>
      <text:p text:style-name="P27"/>
      <text:p text:style-name="P27">Add a new page</text:p>
      <text:list xml:id="list30396327" text:style-name="L23">
        <text:list-item>
          <text:p text:style-name="P11">Click on the AtoZ menu</text:p>
        </text:list-item>
        <text:list-item>
          <text:p text:style-name="P11">Click Add new AtoZ</text:p>
        </text:list-item>
        <text:list-item>
          <text:p text:style-name="P11">Enter the name of the page in the title field and the content </text:p>
        </text:list-item>
        <text:list-item>
          <text:p text:style-name="P11">Select what type of blue links box you require if any</text:p>
        </text:list-item>
        <text:list-item>
          <text:p text:style-name="P11">Under the AtoZ Category select the letter you want the page under</text:p>
        </text:list-item>
        <text:list-item>
          <text:p text:style-name="P11">You can select multiple categories</text:p>
        </text:list-item>
        <text:list-item>
          <text:p text:style-name="P11">Click on the blue Publish button</text:p>
        </text:list-item>
      </text:list>
      <text:p text:style-name="P27"/>
      <text:p text:style-name="P27"><text:soft-page-break/>Re-Order pages</text:p>
      <text:list xml:id="list30430106" text:style-name="L48">
        <text:list-item>
          <text:p text:style-name="P18">Click on the AtoZ menu</text:p>
        </text:list-item>
        <text:list-item>
          <text:p text:style-name="P18">Click on Re-Order in the sub menu</text:p>
        </text:list-item>
        <text:list-item>
          <text:p text:style-name="P18">Drag and drop the page order</text:p>
        </text:list-item>
      </text:list>
      <text:p text:style-name="P27"/>
      <text:p text:style-name="P44">Price Lists</text:p>
      <text:p text:style-name="P27">This works as above with each treatment being assigned to a category (Price List).</text:p>
      <text:p text:style-name="P27"/>
      <text:p text:style-name="P27">Add new treatment price</text:p>
      <text:list xml:id="list30436881" text:style-name="L49">
        <text:list-item>
          <text:p text:style-name="P19">Click on the Price List menu</text:p>
        </text:list-item>
        <text:list-item>
          <text:p text:style-name="P19">Click Add ne Price List</text:p>
        </text:list-item>
        <text:list-item>
          <text:p text:style-name="P19">Enter the treatment name in the title field</text:p>
        </text:list-item>
        <text:list-item>
          <text:p text:style-name="P19">Enter any extra info in the treatment box e.g. now £99 Offer extended</text:p>
        </text:list-item>
        <text:list-item>
          <text:p text:style-name="P19">Enter the price in the price box</text:p>
        </text:list-item>
        <text:list-item>
          <text:p text:style-name="P19">Select the category (Price List name) this need to go under</text:p>
        </text:list-item>
        <text:list-item>
          <text:p text:style-name="P19">Click the blue Publish button</text:p>
        </text:list-item>
      </text:list>
      <text:p text:style-name="P27"/>
      <text:p text:style-name="P27">Edit price</text:p>
      <text:list xml:id="list30431162" text:style-name="L50">
        <text:list-item>
          <text:p text:style-name="P20">Click on the Price List menu</text:p>
        </text:list-item>
        <text:list-item>
          <text:p text:style-name="P20">Click on the price to edit</text:p>
        </text:list-item>
        <text:list-item>
          <text:p text:style-name="P20">Edit information and click Update</text:p>
        </text:list-item>
      </text:list>
      <text:p text:style-name="P27"/>
      <text:p text:style-name="P27">Delete price</text:p>
      <text:list xml:id="list30446739" text:style-name="L51">
        <text:list-item>
          <text:p text:style-name="P21">Click on the Price List menu</text:p>
        </text:list-item>
        <text:list-item>
          <text:p text:style-name="P21">Click the checkbox next to the price you want to delete</text:p>
        </text:list-item>
        <text:list-item>
          <text:p text:style-name="P21">Click the trash link</text:p>
        </text:list-item>
      </text:list>
      <text:p text:style-name="P27"/>
      <text:p text:style-name="P27">Add new Price List (Category)</text:p>
      <text:list xml:id="list30419439" text:style-name="L52">
        <text:list-item>
          <text:p text:style-name="P22">If you have a new treatment range you can add a new price list section</text:p>
        </text:list-item>
        <text:list-item>
          <text:p text:style-name="P22">Click on the Price List menu</text:p>
        </text:list-item>
        <text:list-item>
          <text:p text:style-name="P22">Click on the Price List Category in the sub menu</text:p>
        </text:list-item>
        <text:list-item>
          <text:p text:style-name="P22">Add a name for your price list and a description</text:p>
        </text:list-item>
        <text:list-item>
          <text:p text:style-name="P22">Click Add New Category</text:p>
        </text:list-item>
      </text:list>
      <text:p text:style-name="P27"/>
      <text:p text:style-name="P45">Special Offers</text:p>
      <text:p text:style-name="P27">You can add special offers here and it works like the blog pages. Title, Content and Featured image will be needed.</text:p>
      <text:p text:style-name="P27"/>
      <text:p text:style-name="P39">Add Special Offer</text:p>
      <text:list xml:id="list30442316" text:style-name="L53">
        <text:list-item>
          <text:p text:style-name="P23">Click on the Special Offer menu</text:p>
        </text:list-item>
        <text:list-item>
          <text:p text:style-name="P23">Click Add New Special Offer</text:p>
        </text:list-item>
        <text:list-item>
          <text:p text:style-name="P23">Enter a title and the special offer information</text:p>
        </text:list-item>
        <text:list-item>
          <text:p text:style-name="P23">Click to add a featured image and remember to select Use as Featured image</text:p>
        </text:list-item>
        <text:list-item>
          <text:p text:style-name="P23">Click the blue Publish button</text:p>
        </text:list-item>
      </text:list>
      <text:p text:style-name="P27"/>
      <text:p text:style-name="P27">The 1/2 price graphic has been created by the designer. If you require a new graphic to relate to your offer please contact Dr Sid.</text:p>
      <text:p text:style-name="P27"/>
      <text:p text:style-name="P27">Editing, re-ordering and deleting the special offers work the same as all other menus.</text:p>
      <text:p text:style-name="P27"/>
      <text:p text:style-name="P41"/>
      <text:p text:style-name="P41"/>
      <text:p text:style-name="P41"/>
      <text:p text:style-name="P41"/>
      <text:p text:style-name="P41"/>
      <text:p text:style-name="P41"/>
      <text:p text:style-name="P41"/>
      <text:p text:style-name="P41"/>
      <text:p text:style-name="P41"/>
      <text:p text:style-name="P44"><text:soft-page-break/>FAQs</text:p>
      <text:p text:style-name="P27">The frequently asked questions section works as the blog and price lists. The categories are the main headers that the questions come under.</text:p>
      <text:p text:style-name="P27"/>
      <text:p text:style-name="P27">Add a new FAQ</text:p>
      <text:list xml:id="list30431553" text:style-name="L54">
        <text:list-item>
          <text:p text:style-name="P24">Click on the FAQs menu</text:p>
        </text:list-item>
        <text:list-item>
          <text:p text:style-name="P24">Click Add New FAQ</text:p>
        </text:list-item>
        <text:list-item>
          <text:p text:style-name="P24">Enter a title (The question), content (the answer) and select the category (heading the question related to e.g. Anti-Wrinkle treatment)</text:p>
        </text:list-item>
        <text:list-item>
          <text:p text:style-name="P24">Click on the blue Publish button</text:p>
        </text:list-item>
      </text:list>
      <text:p text:style-name="P27"/>
      <text:p text:style-name="P27">Editing, re-ordering and deleting the special offers work the same as all other menus.</text:p>
      <text:p text:style-name="P27"/>
      <text:p text:style-name="P27">Addresses</text:p>
      <text:p text:style-name="P27">This relates to the addresses on the contact page. Three addresses are shown along with a map link.</text:p>
      <text:p text:style-name="P27"/>
      <text:p text:style-name="P27">Edit the addresses</text:p>
      <text:list xml:id="list30438346" text:style-name="L55">
        <text:list-item>
          <text:p text:style-name="P25">Click on Addresses menu</text:p>
        </text:list-item>
        <text:list-item>
          <text:p text:style-name="P25">Click on the address you want to edit</text:p>
        </text:list-item>
        <text:list-item>
          <text:p text:style-name="P25">Edit the details and add a full URL link for the map</text:p>
        </text:list-item>
        <text:list-item>
          <text:p text:style-name="P25">The map image is added using the featured image function</text:p>
        </text:list-item>
      </text:list>
      <text:p text:style-name="P27"/>
      <text:p text:style-name="P44">SEO Treatment</text:p>
      <text:p text:style-name="P27">This generated the list of treatments at the very bottom of the home page. It is for SEO and allows you to add any treatment and content that is different from the main treatment page text.</text:p>
      <text:p text:style-name="P27"/>
      <text:p text:style-name="P27">Add new SEO Treatment</text:p>
      <text:list xml:id="list30445190" text:style-name="L56">
        <text:list-item>
          <text:p text:style-name="P26">Click on the SEO Treatment page</text:p>
        </text:list-item>
        <text:list-item>
          <text:p text:style-name="P26">Click add new SEO Treatment</text:p>
        </text:list-item>
        <text:list-item>
          <text:p text:style-name="P26">Add the Title (treatment name) and content</text:p>
        </text:list-item>
        <text:list-item>
          <text:p text:style-name="P26">To add a link to another page highlight the text you want e.g. read more and click on the Insert/Edit link icon above the text (icon of a chain).</text:p>
        </text:list-item>
        <text:list-item>
          <text:p text:style-name="P26">You can add a full URL link or select a page from the list</text:p>
        </text:list-item>
        <text:list-item>
          <text:p text:style-name="P26">Click Add Link</text:p>
        </text:list-item>
      </text:list>
      <text:p text:style-name="P27"/>
      <text:p text:style-name="P27">Editing, re-ordering and deleting the special offers work the same as all other menus.</text:p>
      <text:p text:style-name="P27"/>
      <text:p text:style-name="P42">Any questions feel fee to email me on annemare@amparsons.co.u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 svg:font-family="Symbol"/>
    <style:font-face style:name="Verdana" svg:font-family="Verdana"/>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2-09-23T10:32:30.20</dc:date>
    <dc:creator>Frog </dc:creator>
    <meta:editing-duration>PT00H05M16S</meta:editing-duration>
    <meta:editing-cycles>5</meta:editing-cycles>
    <meta:generator>OpenOffice.org/3.1$Win32 OpenOffice.org_project/310m11$Build-9399</meta:generator>
    <meta:document-statistic meta:table-count="0" meta:image-count="0" meta:object-count="0" meta:page-count="5" meta:paragraph-count="189" meta:word-count="1783" meta:character-count="8673"/>
  </office:meta>
</office:document-meta>
</file>